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9158163687563711166" text:style-name="L1">
        <text:list-item>
          <text:p text:style-name="P150">Книги:</text:p>
        </text:list-item>
      </text:list>
      <text:list xml:id="list8213379922903847030"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169485055230973243"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177061335617904725"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soft-page-break/>***</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какие-то мелкие грызуны доверчиво подходили к рукам и смотрели нам вслед. Полуметровые бабочки и стрекозы кружились над нами в диком танце.</text:p>
      <text:p text:style-name="P52">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2">– Ну что? Догонялки?</text:p>
      <text:p text:style-name="P52">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2"/>
      <text:p text:style-name="P52">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пне посреди непролазных кустов, <text:s/>увешанным паутиной с ног до головы.</text:p>
      <text:p text:style-name="P52">– Анон?..</text:p>
      <text:p text:style-name="P52">Я намеренно не оборачивался на шелест кустов за спиной. Нерешительное топтание на месте сменилось шагами. На меня упала тень.</text:p>
      <text:p text:style-name="P52">–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2">Обида и разочарование в голосе аликорницы была столь явной, что я рассмеялся.</text:p>
      <text:p text:style-name="P52">–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2">Аликорница </text:p>
      <text:p text:style-name="P52"/>
      <text:p text:style-name="P52"/>
      <text:p text:style-name="P52">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text:soft-page-break/>Луна еле <text:s/>спасает Анона и весь Кантерлот от гнева Агамемнона — и ещё больше убеждается в тупости Анона.</text:p>
      <text:p text:style-name="P52"/>
      <text:p text:style-name="P52">Аликорница вздохнула (убедилась, что и снопроходчество для Анона не подходит) и спросила:</text:p>
      <text:p text:style-name="P52">Анон, что ты имел ввиду, когда говорил, что есть более близкий способ познакомиться?</text:p>
      <text:p text:style-name="P52">Анон смущаясь — секс — и тут же вообразил себе картину секса с Селестией. Это было... забавно и... к чёрту такие мысли!</text:p>
      <text:p text:style-name="P42"/>
      <text:p text:style-name="P42">&lt;<text:span text:style-name="T1">цель вставки — </text:span></text:p>
      <text:p text:style-name="P52">б) Сел излечивает Анона от наркомании</text:p>
      <text:p text:style-name="P52">в) Анон <text:s/>чувствует влечение к Сел</text:p>
      <text:p text:style-name="P52">д) Сел пытается узнать у Анона, что он хочет (спрашивает про желание снопроходчества)</text:p>
      <text:p text:style-name="P52">е) Сел объясняет похабную надпись на обратной стороне Луны</text:p>
      <text:p text:style-name="P52">а) встреча Анона с Агамемноном, обучение того матюкам</text:p>
      <text:p text:style-name="P42">&gt;</text:p>
      <text:p text:style-name="P42"/>
      <text:p text:style-name="P35"><text:span text:style-name="T33">&lt;</text:span><text:span text:style-name="T1">Анон не успел увидеть подробности</text:span><text:span text:style-name="T33">&gt;</text:span></text:p>
      <text:p text:style-name="P42"/>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5">Селестия объясняет Анону происхождение надписина обратной стороне Луны — шалости Луны во время заточения</text:span>&gt;</text:p>
      <text:p text:style-name="P52"/>
      <text:p text:style-name="P52"/>
      <text:p text:style-name="P52"/>
      <text:p text:style-name="P53">***</text:p>
      <text:p text:style-name="P33">завершение прогулки</text:p>
      <text:p text:style-name="P52"><text:soft-page-break/>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text:soft-page-break/>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text:soft-page-break/>–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text:soft-page-break/>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text:soft-page-break/>–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text:soft-page-break/>–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text:soft-page-break/>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text:soft-page-break/></text:p>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text:span><text:soft-page-break/><text:span text:style-name="T44">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text:soft-page-break/>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oft-page-break/><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text:soft-page-break/>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text:soft-page-break/>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text:soft-page-break/>–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lt;<text:span text:style-name="T88">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text:soft-page-break/>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oft-page-break/><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3T01:15:59.31</dc:date>
    <meta:editing-duration>P126DT6H12M35S</meta:editing-duration>
    <meta:editing-cycles>7638</meta:editing-cycles>
    <meta:generator>OpenOffice/4.1.1$Win32 OpenOffice.org_project/411m6$Build-9775</meta:generator>
    <dc:creator>макс </dc:creator>
    <meta:document-statistic meta:table-count="0" meta:image-count="0" meta:object-count="0" meta:page-count="195" meta:paragraph-count="4195" meta:word-count="89345" meta:character-count="567682"/>
  </office:meta>
</office:document-meta>
</file>